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This will be just 1 sanction</text:p>
      <text:p text:style-name="Normal"/>
      <text:p text:style-name="Normal"><text:span text:style-name="T2">Account</text:span>: 13452</text:p>
      <text:p text:style-name="Normal"><text:span text:style-name="T3">Type</text:span>: Operator</text:p>
      <text:p text:style-name="Normal"><text:span text:style-name="T4">Licensee</text:span>: John Smith Limited</text:p>
      <text:p text:style-name="Normal"><text:span text:style-name="T5">Date of decision</text:span>: 11 May 2019</text:p>
      <text:p text:style-name="Normal"><text:span text:style-name="T6">Details</text:span>:</text:p>
      <text:p text:style-name="Normal">The details of the sanction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Arial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 fo:line-height="150%"/>
      <style:text-properties style:font-name-asian="Times New Roman" fo:color="#000000" fo:font-size="18pt" style:font-size-asian="18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 fo:line-height="150%"/>
      <style:text-properties style:font-name-asian="Times New Roman" fo:color="#000000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 fo:line-height="150%"/>
      <style:text-properties style:font-name-asian="Times New Roman" fo:color="#000000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color="#000000" fo:font-size="18pt" style:font-size-asian="18pt" style:font-size-complex="16pt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color="#000000" fo:font-size="14pt" style:font-size-asian="14pt" style:font-size-complex="13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00000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y Williams-Jones</meta:initial-creator>
    <dc:creator>Andy Williams-Jones</dc:creator>
    <meta:creation-date>2019-07-04T07:26:00Z</meta:creation-date>
    <dc:date>2019-07-04T11:19:00Z</dc:date>
    <meta:template xlink:href="Normal.dotm" xlink:type="simple"/>
    <meta:editing-cycles>2</meta:editing-cycles>
    <meta:editing-duration>PT240S</meta:editing-duration>
    <meta:document-statistic meta:page-count="1" meta:paragraph-count="1" meta:word-count="23" meta:character-count="157" meta:row-count="1" meta:non-whitespace-character-count="135"/>
  </office:meta>
</office:document-meta>
</file>